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ata width</text:p>
          </table:table-cell>
          <table:table-cell/>
          <table:table-cell office:value-type="string" calcext:value-type="string">
            <text:p>!</text:p>
          </table:table-cell>
          <table:table-cell table:number-columns-repeated="2"/>
          <table:table-cell office:value-type="string" calcext:value-type="string">
            <text:p>data heigh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style-name="ce1" table:formula="of:=SUM([.B2]*0.0885)" office:value-type="float" office:value="42.48" calcext:value-type="float">
            <text:p>42,5</text:p>
          </table:table-cell>
          <table:table-cell table:style-name="ce1" table:formula="of:=SUM(42.5+(42.5-[.C2]))" office:value-type="float" office:value="42.52" calcext:value-type="float">
            <text:p>42,5</text:p>
          </table:table-cell>
          <table:table-cell table:formula="of:=SUM(42.5+([.D2]*0.3))" office:value-type="float" office:value="55.256" calcext:value-type="float">
            <text:p>55,256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SUM([.G2]*0.13-18.7-10.1)" office:value-type="float" office:value="18.26" calcext:value-type="float">
            <text:p>18,3</text:p>
          </table:table-cell>
          <table:table-cell table:formula="of:=SUM([.H2]+2)" office:value-type="float" office:value="20.26" calcext:value-type="float">
            <text:p>20,26</text:p>
          </table:table-cell>
          <table:table-cell/>
          <table:table-cell table:formula="of:=SUM(4250/480)" office:value-type="float" office:value="8.85416666666667" calcext:value-type="float">
            <text:p>8,85416666666667</text:p>
          </table:table-cell>
          <table:table-cell table:formula="of:=SUM(1830/362)" office:value-type="float" office:value="5.05524861878453" calcext:value-type="float">
            <text:p>5,05524861878453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table:formula="of:=SUM([.M2]+[.N2])"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 table:style-name="ce1" table:formula="of:=SUM([.B3]*0.0885)" office:value-type="float" office:value="39.471" calcext:value-type="float">
            <text:p>39,5</text:p>
          </table:table-cell>
          <table:table-cell table:style-name="ce1" table:formula="of:=SUM(42.5+(42.5-[.C3]))" office:value-type="float" office:value="45.529" calcext:value-type="float">
            <text:p>45,5</text:p>
          </table:table-cell>
          <table:table-cell table:formula="of:=SUM(42.5+([.D3]*0.07))" office:value-type="float" office:value="45.68703" calcext:value-type="float">
            <text:p>45,68703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SUM([.G3]*0.13-18.7-10.1)" office:value-type="float" office:value="18.26" calcext:value-type="float">
            <text:p>18,3</text:p>
          </table:table-cell>
          <table:table-cell table:formula="of:=SUM([.H3]+2)" office:value-type="float" office:value="20.26" calcext:value-type="float">
            <text:p>20,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,08</text:p>
          </table:table-cell>
          <table:table-cell table:formula="of:=SUM([.M3]+[.N3])" office:value-type="float" office:value="4.08" calcext:value-type="float">
            <text:p>4,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table:style-name="ce1" table:formula="of:=SUM([.B4]*0.0885)" office:value-type="float" office:value="36.285" calcext:value-type="float">
            <text:p>36,3</text:p>
          </table:table-cell>
          <table:table-cell table:style-name="ce1" table:formula="of:=SUM(42.5+(42.5-[.C4]))" office:value-type="float" office:value="48.715" calcext:value-type="float">
            <text:p>48,7</text:p>
          </table:table-cell>
          <table:table-cell table:formula="of:=SUM(42.5+([.D4]*0.07))" office:value-type="float" office:value="45.91005" calcext:value-type="float">
            <text:p>45,91005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SUM([.G4]*0.13-18.7-10.1)" office:value-type="float" office:value="18.13" calcext:value-type="float">
            <text:p>18,1</text:p>
          </table:table-cell>
          <table:table-cell table:formula="of:=SUM([.H4]+2)" office:value-type="float" office:value="20.13" calcext:value-type="float">
            <text:p>20,13</text:p>
          </table:table-cell>
          <table:table-cell/>
          <table:table-cell table:formula="of:=SUM(100/49)" office:value-type="float" office:value="2.04081632653061" calcext:value-type="float">
            <text:p>2,040816326530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2" calcext:value-type="float">
            <text:p>0,12</text:p>
          </table:table-cell>
          <table:table-cell table:formula="of:=SUM([.M4]+[.N4])" office:value-type="float" office:value="6.12" calcext:value-type="float">
            <text:p>6,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5" calcext:value-type="float">
            <text:p>375</text:p>
          </table:table-cell>
          <table:table-cell table:style-name="ce1" table:formula="of:=SUM([.B5]*0.0885)" office:value-type="float" office:value="33.1875" calcext:value-type="float">
            <text:p>33,2</text:p>
          </table:table-cell>
          <table:table-cell table:style-name="ce1" table:formula="of:=SUM(42.5+(42.5-[.C5]))" office:value-type="float" office:value="51.8125" calcext:value-type="float">
            <text:p>51,8</text:p>
          </table:table-cell>
          <table:table-cell table:formula="of:=SUM(42.5+([.D5]*0.07))" office:value-type="float" office:value="46.126875" calcext:value-type="float">
            <text:p>46,126875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SUM([.G5]*0.13-18.7-10.1)" office:value-type="float" office:value="17.87" calcext:value-type="float">
            <text:p>17,9</text:p>
          </table:table-cell>
          <table:table-cell table:formula="of:=SUM([.H5]+2)" office:value-type="float" office:value="19.87" calcext:value-type="float">
            <text:p>19,8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,16</text:p>
          </table:table-cell>
          <table:table-cell table:formula="of:=SUM([.M5]+[.N5])" office:value-type="float" office:value="8.16" calcext:value-type="float">
            <text:p>8,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</text:p>
          </table:table-cell>
          <table:table-cell table:style-name="ce1" table:formula="of:=SUM([.B6]*0.0885)" office:value-type="float" office:value="29.913" calcext:value-type="float">
            <text:p>29,9</text:p>
          </table:table-cell>
          <table:table-cell table:style-name="ce1" table:formula="of:=SUM(42.5+(42.5-[.C6]))" office:value-type="float" office:value="55.087" calcext:value-type="float">
            <text:p>55,1</text:p>
          </table:table-cell>
          <table:table-cell table:formula="of:=SUM(42.5+([.D6]*0.07))" office:value-type="float" office:value="46.35609" calcext:value-type="float">
            <text:p>46,35609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SUM([.G6]*0.13-18.7-10.1)" office:value-type="float" office:value="17.61" calcext:value-type="float">
            <text:p>17,6</text:p>
          </table:table-cell>
          <table:table-cell table:formula="of:=SUM([.H6]+2)" office:value-type="float" office:value="19.61" calcext:value-type="float">
            <text:p>19,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table:formula="of:=SUM([.M6]+[.N6])"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table:style-name="ce1" table:formula="of:=SUM([.B7]*0.0885)" office:value-type="float" office:value="26.6385" calcext:value-type="float">
            <text:p>26,6</text:p>
          </table:table-cell>
          <table:table-cell table:style-name="ce1" table:formula="of:=SUM(42.5+(42.5-[.C7]))" office:value-type="float" office:value="58.3615" calcext:value-type="float">
            <text:p>58,4</text:p>
          </table:table-cell>
          <table:table-cell table:formula="of:=SUM(42.5+([.D7]*0.07))" office:value-type="float" office:value="46.585305" calcext:value-type="float">
            <text:p>46,585305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SUM([.G7]*0.13-18.7-10.1)" office:value-type="float" office:value="17.09" calcext:value-type="float">
            <text:p>17,1</text:p>
          </table:table-cell>
          <table:table-cell table:formula="of:=SUM([.H7]+2)" office:value-type="float" office:value="19.09" calcext:value-type="float">
            <text:p>19,0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" calcext:value-type="float">
            <text:p>0,24</text:p>
          </table:table-cell>
          <table:table-cell table:formula="of:=SUM([.M7]+[.N7])" office:value-type="float" office:value="12.24" calcext:value-type="float">
            <text:p>12,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table:style-name="ce1" table:formula="of:=SUM([.B8]*0.0885)" office:value-type="float" office:value="23.187" calcext:value-type="float">
            <text:p>23,2</text:p>
          </table:table-cell>
          <table:table-cell table:style-name="ce1" table:formula="of:=SUM(42.5+(42.5-[.C8]))" office:value-type="float" office:value="61.813" calcext:value-type="float">
            <text:p>61,8</text:p>
          </table:table-cell>
          <table:table-cell table:formula="of:=SUM(42.5+([.D8]*0.07))" office:value-type="float" office:value="46.82691" calcext:value-type="float">
            <text:p>46,82691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SUM([.G8]*0.13-18.7-10.1)" office:value-type="float" office:value="16.44" calcext:value-type="float">
            <text:p>16,4</text:p>
          </table:table-cell>
          <table:table-cell table:formula="of:=SUM([.H8]+2)" office:value-type="float" office:value="18.44" calcext:value-type="float">
            <text:p>18,4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8" calcext:value-type="float">
            <text:p>0,28</text:p>
          </table:table-cell>
          <table:table-cell table:formula="of:=SUM([.M8]+[.N8])" office:value-type="float" office:value="14.28" calcext:value-type="float">
            <text:p>14,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table:style-name="ce1" table:formula="of:=SUM([.B9]*0.0885)" office:value-type="float" office:value="19.9125" calcext:value-type="float">
            <text:p>19,9</text:p>
          </table:table-cell>
          <table:table-cell table:style-name="ce1" table:formula="of:=SUM(42.5+(42.5-[.C9]))" office:value-type="float" office:value="65.0875" calcext:value-type="float">
            <text:p>65,1</text:p>
          </table:table-cell>
          <table:table-cell table:formula="of:=SUM(42.5+([.D9]*0.07))" office:value-type="float" office:value="47.056125" calcext:value-type="float">
            <text:p>47,056125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SUM([.G9]*0.13-18.7-10.1)" office:value-type="float" office:value="15.66" calcext:value-type="float">
            <text:p>15,7</text:p>
          </table:table-cell>
          <table:table-cell table:formula="of:=SUM([.H9]+2)" office:value-type="float" office:value="17.66" calcext:value-type="float">
            <text:p>17,6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32" calcext:value-type="float">
            <text:p>0,32</text:p>
          </table:table-cell>
          <table:table-cell table:formula="of:=SUM([.M9]+[.N9])" office:value-type="float" office:value="16.32" calcext:value-type="float">
            <text:p>16,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" calcext:value-type="float">
            <text:p>191</text:p>
          </table:table-cell>
          <table:table-cell table:style-name="ce1" table:formula="of:=SUM([.B10]*0.0885)" office:value-type="float" office:value="16.9035" calcext:value-type="float">
            <text:p>16,9</text:p>
          </table:table-cell>
          <table:table-cell table:style-name="ce1" table:formula="of:=SUM(42.5+(42.5-[.C10]))" office:value-type="float" office:value="68.0965" calcext:value-type="float">
            <text:p>68,1</text:p>
          </table:table-cell>
          <table:table-cell table:formula="of:=SUM(42.5+([.D10]*0.07))" office:value-type="float" office:value="47.266755" calcext:value-type="float">
            <text:p>47,266755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SUM([.G10]*0.13-18.7-10.1)" office:value-type="float" office:value="14.49" calcext:value-type="float">
            <text:p>14,5</text:p>
          </table:table-cell>
          <table:table-cell table:formula="of:=SUM([.H10]+2)" office:value-type="float" office:value="16.49" calcext:value-type="float">
            <text:p>16,4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36" calcext:value-type="float">
            <text:p>0,36</text:p>
          </table:table-cell>
          <table:table-cell table:formula="of:=SUM([.M10]+[.N10])" office:value-type="float" office:value="18.36" calcext:value-type="float">
            <text:p>18,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table:style-name="ce1" table:formula="of:=SUM([.B11]*0.0885)" office:value-type="float" office:value="14.4255" calcext:value-type="float">
            <text:p>14,4</text:p>
          </table:table-cell>
          <table:table-cell table:style-name="ce1" table:formula="of:=SUM(42.5+(42.5-[.C11]))" office:value-type="float" office:value="70.5745" calcext:value-type="float">
            <text:p>70,6</text:p>
          </table:table-cell>
          <table:table-cell table:formula="of:=SUM(42.5+([.D11]*0.07))" office:value-type="float" office:value="47.440215" calcext:value-type="float">
            <text:p>47,440215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SUM([.G11]*0.13-18.7-10.1)" office:value-type="float" office:value="13.06" calcext:value-type="float">
            <text:p>13,1</text:p>
          </table:table-cell>
          <table:table-cell table:formula="of:=SUM([.H11]+2)" office:value-type="float" office:value="15.06" calcext:value-type="float">
            <text:p>15,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table:formula="of:=SUM([.M11]+[.N11])"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table:style-name="ce1" table:formula="of:=SUM([.B12]*0.0885)" office:value-type="float" office:value="12.921" calcext:value-type="float">
            <text:p>12,9</text:p>
          </table:table-cell>
          <table:table-cell table:style-name="ce1" table:formula="of:=SUM(42.5+(42.5-[.C12]))" office:value-type="float" office:value="72.079" calcext:value-type="float">
            <text:p>72,1</text:p>
          </table:table-cell>
          <table:table-cell table:formula="of:=SUM(42.5+([.D12]*0.07))" office:value-type="float" office:value="47.54553" calcext:value-type="float">
            <text:p>47,54553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SUM([.G12]*0.13-18.7-10.1)" office:value-type="float" office:value="11.37" calcext:value-type="float">
            <text:p>11,4</text:p>
          </table:table-cell>
          <table:table-cell table:formula="of:=SUM([.H12]+2)" office:value-type="float" office:value="13.37" calcext:value-type="float">
            <text:p>13,3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44" calcext:value-type="float">
            <text:p>0,44</text:p>
          </table:table-cell>
          <table:table-cell table:formula="of:=SUM([.M12]+[.N12])" office:value-type="float" office:value="22.44" calcext:value-type="float">
            <text:p>22,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table:style-name="ce1" table:formula="of:=SUM([.B13]*0.0885)" office:value-type="float" office:value="12.6555" calcext:value-type="float">
            <text:p>12,7</text:p>
          </table:table-cell>
          <table:table-cell table:style-name="ce1" table:formula="of:=SUM(42.5+(42.5-[.C13]))" office:value-type="float" office:value="72.3445" calcext:value-type="float">
            <text:p>72,3</text:p>
          </table:table-cell>
          <table:table-cell table:formula="of:=SUM(42.5+([.D13]*0.07))" office:value-type="float" office:value="47.564115" calcext:value-type="float">
            <text:p>47,564115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SUM([.G13]*0.13-18.7-10.1)" office:value-type="float" office:value="9.68000000000001" calcext:value-type="float">
            <text:p>9,7</text:p>
          </table:table-cell>
          <table:table-cell table:formula="of:=SUM([.H13]+2)" office:value-type="float" office:value="11.68" calcext:value-type="float">
            <text:p>11,6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,48</text:p>
          </table:table-cell>
          <table:table-cell table:formula="of:=SUM([.M13]+[.N13])" office:value-type="float" office:value="24.48" calcext:value-type="float">
            <text:p>24,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table:style-name="ce1" table:formula="of:=SUM([.B14]*0.0885)" office:value-type="float" office:value="13.275" calcext:value-type="float">
            <text:p>13,3</text:p>
          </table:table-cell>
          <table:table-cell table:style-name="ce1" table:formula="of:=SUM(42.5+(42.5-[.C14]))" office:value-type="float" office:value="71.725" calcext:value-type="float">
            <text:p>71,7</text:p>
          </table:table-cell>
          <table:table-cell table:formula="of:=SUM(42.5+([.D14]*0.07))" office:value-type="float" office:value="47.52075" calcext:value-type="float">
            <text:p>47,52075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SUM([.G14]*0.13-18.7-10.1)" office:value-type="float" office:value="7.86000000000001" calcext:value-type="float">
            <text:p>7,9</text:p>
          </table:table-cell>
          <table:table-cell table:formula="of:=SUM([.H14]+2)" office:value-type="float" office:value="9.86000000000001" calcext:value-type="float">
            <text:p>9,8600000000000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52" calcext:value-type="float">
            <text:p>0,52</text:p>
          </table:table-cell>
          <table:table-cell table:formula="of:=SUM([.M14]+[.N14])" office:value-type="float" office:value="26.52" calcext:value-type="float">
            <text:p>26,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7" calcext:value-type="float">
            <text:p>167</text:p>
          </table:table-cell>
          <table:table-cell table:style-name="ce1" table:formula="of:=SUM([.B15]*0.0885)" office:value-type="float" office:value="14.7795" calcext:value-type="float">
            <text:p>14,8</text:p>
          </table:table-cell>
          <table:table-cell table:style-name="ce1" table:formula="of:=SUM(42.5+(42.5-[.C15]))" office:value-type="float" office:value="70.2205" calcext:value-type="float">
            <text:p>70,2</text:p>
          </table:table-cell>
          <table:table-cell table:formula="of:=SUM(42.5+([.D15]*0.07))" office:value-type="float" office:value="47.415435" calcext:value-type="float">
            <text:p>47,415435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SUM([.G15]*0.13-18.7-10.1)" office:value-type="float" office:value="6.3" calcext:value-type="float">
            <text:p>6,3</text:p>
          </table:table-cell>
          <table:table-cell table:formula="of:=SUM([.H15]+2)" office:value-type="float" office:value="8.3" calcext:value-type="float">
            <text:p>8,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,56</text:p>
          </table:table-cell>
          <table:table-cell table:formula="of:=SUM([.M15]+[.N15])" office:value-type="float" office:value="28.56" calcext:value-type="float">
            <text:p>28,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1" table:formula="of:=SUM([.B16]*0.0885)" office:value-type="float" office:value="16.992" calcext:value-type="float">
            <text:p>17,0</text:p>
          </table:table-cell>
          <table:table-cell table:style-name="ce1" table:formula="of:=SUM(42.5+(42.5-[.C16]))" office:value-type="float" office:value="68.008" calcext:value-type="float">
            <text:p>68,0</text:p>
          </table:table-cell>
          <table:table-cell table:formula="of:=SUM(42.5+([.D16]*0.07))" office:value-type="float" office:value="47.26056" calcext:value-type="float">
            <text:p>47,26056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SUM([.G16]*0.13-18.7-10.1)" office:value-type="float" office:value="4.87" calcext:value-type="float">
            <text:p>4,9</text:p>
          </table:table-cell>
          <table:table-cell table:formula="of:=SUM([.H16]+2)" office:value-type="float" office:value="6.87" calcext:value-type="float">
            <text:p>6,8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table:formula="of:=SUM([.M16]+[.N16])"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3" calcext:value-type="float">
            <text:p>223</text:p>
          </table:table-cell>
          <table:table-cell table:style-name="ce1" table:formula="of:=SUM([.B17]*0.0885)" office:value-type="float" office:value="19.7355" calcext:value-type="float">
            <text:p>19,7</text:p>
          </table:table-cell>
          <table:table-cell table:style-name="ce1" table:formula="of:=SUM(42.5+(42.5-[.C17]))" office:value-type="float" office:value="65.2645" calcext:value-type="float">
            <text:p>65,3</text:p>
          </table:table-cell>
          <table:table-cell table:formula="of:=SUM(42.5+([.D17]*0.07))" office:value-type="float" office:value="47.068515" calcext:value-type="float">
            <text:p>47,068515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SUM([.G17]*0.13-18.7-10.1)" office:value-type="float" office:value="3.7" calcext:value-type="float">
            <text:p>3,7</text:p>
          </table:table-cell>
          <table:table-cell table:formula="of:=SUM([.H17]+2)" office:value-type="float" office:value="5.7" calcext:value-type="float">
            <text:p>5,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64" calcext:value-type="float">
            <text:p>0,64</text:p>
          </table:table-cell>
          <table:table-cell table:formula="of:=SUM([.M17]+[.N17])" office:value-type="float" office:value="32.64" calcext:value-type="float">
            <text:p>32,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8" calcext:value-type="float">
            <text:p>258</text:p>
          </table:table-cell>
          <table:table-cell table:style-name="ce1" table:formula="of:=SUM([.B18]*0.0885)" office:value-type="float" office:value="22.833" calcext:value-type="float">
            <text:p>22,8</text:p>
          </table:table-cell>
          <table:table-cell table:style-name="ce1" table:formula="of:=SUM(42.5+(42.5-[.C18]))" office:value-type="float" office:value="62.167" calcext:value-type="float">
            <text:p>62,2</text:p>
          </table:table-cell>
          <table:table-cell table:formula="of:=SUM(42.5+([.D18]*0.07))" office:value-type="float" office:value="46.85169" calcext:value-type="float">
            <text:p>46,85169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SUM([.G18]*0.13-18.7-10.1)" office:value-type="float" office:value="2.79" calcext:value-type="float">
            <text:p>2,8</text:p>
          </table:table-cell>
          <table:table-cell table:formula="of:=SUM([.H18]+2)" office:value-type="float" office:value="4.79" calcext:value-type="float">
            <text:p>4,7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68" calcext:value-type="float">
            <text:p>0,68</text:p>
          </table:table-cell>
          <table:table-cell table:formula="of:=SUM([.M18]+[.N18])" office:value-type="float" office:value="34.68" calcext:value-type="float">
            <text:p>34,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0" calcext:value-type="float">
            <text:p>290</text:p>
          </table:table-cell>
          <table:table-cell table:style-name="ce1" table:formula="of:=SUM([.B19]*0.0885)" office:value-type="float" office:value="25.665" calcext:value-type="float">
            <text:p>25,7</text:p>
          </table:table-cell>
          <table:table-cell table:style-name="ce1" table:formula="of:=SUM(42.5+(42.5-[.C19]))" office:value-type="float" office:value="59.335" calcext:value-type="float">
            <text:p>59,3</text:p>
          </table:table-cell>
          <table:table-cell table:formula="of:=SUM(42.5+([.D19]*0.07))" office:value-type="float" office:value="46.65345" calcext:value-type="float">
            <text:p>46,65345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SUM([.G19]*0.13-18.7-10.1)" office:value-type="float" office:value="2.14" calcext:value-type="float">
            <text:p>2,1</text:p>
          </table:table-cell>
          <table:table-cell table:formula="of:=SUM([.H19]+2)" office:value-type="float" office:value="4.14" calcext:value-type="float">
            <text:p>4,1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72" calcext:value-type="float">
            <text:p>0,72</text:p>
          </table:table-cell>
          <table:table-cell table:formula="of:=SUM([.M19]+[.N19])" office:value-type="float" office:value="36.72" calcext:value-type="float">
            <text:p>36,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3" calcext:value-type="float">
            <text:p>323</text:p>
          </table:table-cell>
          <table:table-cell table:style-name="ce1" table:formula="of:=SUM([.B20]*0.0885)" office:value-type="float" office:value="28.5855" calcext:value-type="float">
            <text:p>28,6</text:p>
          </table:table-cell>
          <table:table-cell table:style-name="ce1" table:formula="of:=SUM(42.5+(42.5-[.C20]))" office:value-type="float" office:value="56.4145" calcext:value-type="float">
            <text:p>56,4</text:p>
          </table:table-cell>
          <table:table-cell table:formula="of:=SUM(42.5+([.D20]*0.07))" office:value-type="float" office:value="46.449015" calcext:value-type="float">
            <text:p>46,44901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SUM([.G20]*0.13-18.7-10.1)" office:value-type="float" office:value="1.75" calcext:value-type="float">
            <text:p>1,8</text:p>
          </table:table-cell>
          <table:table-cell table:formula="of:=SUM([.H20]+2)" office:value-type="float" office:value="3.75" calcext:value-type="float">
            <text:p>3,7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,76</text:p>
          </table:table-cell>
          <table:table-cell table:formula="of:=SUM([.M20]+[.N20])" office:value-type="float" office:value="38.76" calcext:value-type="float">
            <text:p>38,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3" calcext:value-type="float">
            <text:p>353</text:p>
          </table:table-cell>
          <table:table-cell table:style-name="ce1" table:formula="of:=SUM([.B21]*0.0885)" office:value-type="float" office:value="31.2405" calcext:value-type="float">
            <text:p>31,2</text:p>
          </table:table-cell>
          <table:table-cell table:style-name="ce1" table:formula="of:=SUM(42.5+(42.5-[.C21]))" office:value-type="float" office:value="53.7595" calcext:value-type="float">
            <text:p>53,8</text:p>
          </table:table-cell>
          <table:table-cell table:formula="of:=SUM(42.5+([.D21]*0.07))" office:value-type="float" office:value="46.263165" calcext:value-type="float">
            <text:p>46,263165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SUM([.G21]*0.13-18.7-10.1)" office:value-type="float" office:value="1.36" calcext:value-type="float">
            <text:p>1,4</text:p>
          </table:table-cell>
          <table:table-cell table:formula="of:=SUM([.H21]+2)" office:value-type="float" office:value="3.36" calcext:value-type="float">
            <text:p>3,3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table:formula="of:=SUM([.M21]+[.N21])"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2" calcext:value-type="float">
            <text:p>382</text:p>
          </table:table-cell>
          <table:table-cell table:style-name="ce1" table:formula="of:=SUM([.B22]*0.0885)" office:value-type="float" office:value="33.807" calcext:value-type="float">
            <text:p>33,8</text:p>
          </table:table-cell>
          <table:table-cell table:style-name="ce1" table:formula="of:=SUM(42.5+(42.5-[.C22]))" office:value-type="float" office:value="51.193" calcext:value-type="float">
            <text:p>51,2</text:p>
          </table:table-cell>
          <table:table-cell table:formula="of:=SUM(42.5+([.D22]*0.07))" office:value-type="float" office:value="46.08351" calcext:value-type="float">
            <text:p>46,08351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SUM([.G22]*0.13-18.7-10.1)" office:value-type="float" office:value="1.23" calcext:value-type="float">
            <text:p>1,2</text:p>
          </table:table-cell>
          <table:table-cell table:formula="of:=SUM([.H22]+2)" office:value-type="float" office:value="3.23" calcext:value-type="float">
            <text:p>3,2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84" calcext:value-type="float">
            <text:p>0,84</text:p>
          </table:table-cell>
          <table:table-cell table:formula="of:=SUM([.M22]+[.N22])" office:value-type="float" office:value="42.84" calcext:value-type="float">
            <text:p>42,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7" calcext:value-type="float">
            <text:p>407</text:p>
          </table:table-cell>
          <table:table-cell table:style-name="ce1" table:formula="of:=SUM([.B23]*0.0885)" office:value-type="float" office:value="36.0195" calcext:value-type="float">
            <text:p>36,0</text:p>
          </table:table-cell>
          <table:table-cell table:style-name="ce1" table:formula="of:=SUM(42.5+(42.5-[.C23]))" office:value-type="float" office:value="48.9805" calcext:value-type="float">
            <text:p>49,0</text:p>
          </table:table-cell>
          <table:table-cell table:formula="of:=SUM(42.5+([.D23]*0.07))" office:value-type="float" office:value="45.928635" calcext:value-type="float">
            <text:p>45,928635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SUM([.G23]*0.13-18.7-10.1)" office:value-type="float" office:value="1.1" calcext:value-type="float">
            <text:p>1,1</text:p>
          </table:table-cell>
          <table:table-cell table:formula="of:=SUM([.H23]+2)" office:value-type="float" office:value="3.1" calcext:value-type="float">
            <text:p>3,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88" calcext:value-type="float">
            <text:p>0,88</text:p>
          </table:table-cell>
          <table:table-cell table:formula="of:=SUM([.M23]+[.N23])" office:value-type="float" office:value="44.88" calcext:value-type="float">
            <text:p>44,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3" calcext:value-type="float">
            <text:p>433</text:p>
          </table:table-cell>
          <table:table-cell table:style-name="ce1" table:formula="of:=SUM([.B24]*0.0885)" office:value-type="float" office:value="38.3205" calcext:value-type="float">
            <text:p>38,3</text:p>
          </table:table-cell>
          <table:table-cell table:style-name="ce1" table:formula="of:=SUM(42.5+(42.5-[.C24]))" office:value-type="float" office:value="46.6795" calcext:value-type="float">
            <text:p>46,7</text:p>
          </table:table-cell>
          <table:table-cell table:formula="of:=SUM(42.5+([.D24]*0.07))" office:value-type="float" office:value="45.767565" calcext:value-type="float">
            <text:p>45,767565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SUM([.G24]*0.13-18.7-10.1)" office:value-type="float" office:value="0.970000000000001" calcext:value-type="float">
            <text:p>1,0</text:p>
          </table:table-cell>
          <table:table-cell table:formula="of:=SUM([.H24]+2)" office:value-type="float" office:value="2.97" calcext:value-type="float">
            <text:p>2,9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92" calcext:value-type="float">
            <text:p>0,92</text:p>
          </table:table-cell>
          <table:table-cell table:formula="of:=SUM([.M24]+[.N24])" office:value-type="float" office:value="46.92" calcext:value-type="float">
            <text:p>46,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6" calcext:value-type="float">
            <text:p>456</text:p>
          </table:table-cell>
          <table:table-cell table:style-name="ce1" table:formula="of:=SUM([.B25]*0.0885)" office:value-type="float" office:value="40.356" calcext:value-type="float">
            <text:p>40,4</text:p>
          </table:table-cell>
          <table:table-cell table:style-name="ce1" table:formula="of:=SUM(42.5+(42.5-[.C25]))" office:value-type="float" office:value="44.644" calcext:value-type="float">
            <text:p>44,6</text:p>
          </table:table-cell>
          <table:table-cell table:formula="of:=SUM(42.5+([.D25]*0.07))" office:value-type="float" office:value="45.62508" calcext:value-type="float">
            <text:p>45,62508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SUM([.G25]*0.13-18.7-10.1)" office:value-type="float" office:value="0.840000000000002" calcext:value-type="float">
            <text:p>0,8</text:p>
          </table:table-cell>
          <table:table-cell table:formula="of:=SUM([.H25]+2)" office:value-type="float" office:value="2.84" calcext:value-type="float">
            <text:p>2,8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96" calcext:value-type="float">
            <text:p>0,96</text:p>
          </table:table-cell>
          <table:table-cell table:formula="of:=SUM([.M25]+[.N25])" office:value-type="float" office:value="48.96" calcext:value-type="float">
            <text:p>48,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table:style-name="ce1" table:formula="of:=SUM([.B26]*0.0885)" office:value-type="float" office:value="42.48" calcext:value-type="float">
            <text:p>42,5</text:p>
          </table:table-cell>
          <table:table-cell table:style-name="ce1" table:formula="of:=SUM(42.5+(42.5-[.C26]))" office:value-type="float" office:value="42.52" calcext:value-type="float">
            <text:p>42,5</text:p>
          </table:table-cell>
          <table:table-cell table:formula="of:=SUM(42.5+([.D26]*0.07))" office:value-type="float" office:value="45.4764" calcext:value-type="float">
            <text:p>45,4764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SUM([.G26]*0.13-18.7-10.1)" office:value-type="float" office:value="0.840000000000002" calcext:value-type="float">
            <text:p>0,8</text:p>
          </table:table-cell>
          <table:table-cell table:formula="of:=SUM([.H26]+2)" office:value-type="float" office:value="2.84" calcext:value-type="float">
            <text:p>2,8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SUM([.M26]+[.N26])" office:value-type="float" office:value="51" calcext:value-type="float">
            <text:p>51</text:p>
          </table:table-cell>
        </table:table-row>
        <table:table-row table:style-name="ro1">
          <table:table-cell table:number-columns-repeated="12"/>
          <table:table-cell office:value-type="float" office:value="52" calcext:value-type="float">
            <text:p>52</text:p>
          </table:table-cell>
          <table:table-cell office:value-type="float" office:value="1.04" calcext:value-type="float">
            <text:p>1,04</text:p>
          </table:table-cell>
          <table:table-cell table:formula="of:=SUM([.M27]+[.N27])" office:value-type="float" office:value="53.04" calcext:value-type="float">
            <text:p>53,04</text:p>
          </table:table-cell>
        </table:table-row>
        <table:table-row table:style-name="ro1"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1.08" calcext:value-type="float">
            <text:p>1,08</text:p>
          </table:table-cell>
          <table:table-cell table:formula="of:=SUM([.M28]+[.N28])" office:value-type="float" office:value="55.08" calcext:value-type="float">
            <text:p>55,08</text:p>
          </table:table-cell>
        </table:table-row>
        <table:table-row table:style-name="ro1"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1.12" calcext:value-type="float">
            <text:p>1,12</text:p>
          </table:table-cell>
          <table:table-cell table:formula="of:=SUM([.M29]+[.N29])" office:value-type="float" office:value="57.12" calcext:value-type="float">
            <text:p>57,12</text:p>
          </table:table-cell>
        </table:table-row>
        <table:table-row table:style-name="ro1">
          <table:table-cell table:number-columns-repeated="12"/>
          <table:table-cell office:value-type="float" office:value="58" calcext:value-type="float">
            <text:p>58</text:p>
          </table:table-cell>
          <table:table-cell office:value-type="float" office:value="1.16" calcext:value-type="float">
            <text:p>1,16</text:p>
          </table:table-cell>
          <table:table-cell table:formula="of:=SUM([.M30]+[.N30])" office:value-type="float" office:value="59.16" calcext:value-type="float">
            <text:p>59,16</text:p>
          </table:table-cell>
        </table:table-row>
        <table:table-row table:style-name="ro1"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,2</text:p>
          </table:table-cell>
          <table:table-cell table:formula="of:=SUM([.M31]+[.N31])" office:value-type="float" office:value="61.2" calcext:value-type="float">
            <text:p>61,2</text:p>
          </table:table-cell>
        </table:table-row>
        <table:table-row table:style-name="ro1"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1.24" calcext:value-type="float">
            <text:p>1,24</text:p>
          </table:table-cell>
          <table:table-cell table:formula="of:=SUM([.M32]+[.N32])" office:value-type="float" office:value="63.24" calcext:value-type="float">
            <text:p>63,24</text:p>
          </table:table-cell>
        </table:table-row>
        <table:table-row table:style-name="ro1"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,28</text:p>
          </table:table-cell>
          <table:table-cell table:formula="of:=SUM([.M33]+[.N33])" office:value-type="float" office:value="65.28" calcext:value-type="float">
            <text:p>65,28</text:p>
          </table:table-cell>
        </table:table-row>
        <table:table-row table:style-name="ro1">
          <table:table-cell table:number-columns-repeated="12"/>
          <table:table-cell office:value-type="float" office:value="66" calcext:value-type="float">
            <text:p>66</text:p>
          </table:table-cell>
          <table:table-cell office:value-type="float" office:value="1.32" calcext:value-type="float">
            <text:p>1,32</text:p>
          </table:table-cell>
          <table:table-cell table:formula="of:=SUM([.M34]+[.N34])" office:value-type="float" office:value="67.32" calcext:value-type="float">
            <text:p>67,32</text:p>
          </table:table-cell>
        </table:table-row>
        <table:table-row table:style-name="ro1">
          <table:table-cell table:number-columns-repeated="12"/>
          <table:table-cell office:value-type="float" office:value="68" calcext:value-type="float">
            <text:p>68</text:p>
          </table:table-cell>
          <table:table-cell office:value-type="float" office:value="1.36" calcext:value-type="float">
            <text:p>1,36</text:p>
          </table:table-cell>
          <table:table-cell table:formula="of:=SUM([.M35]+[.N35])" office:value-type="float" office:value="69.36" calcext:value-type="float">
            <text:p>69,36</text:p>
          </table:table-cell>
        </table:table-row>
        <table:table-row table:style-name="ro1">
          <table:table-cell table:number-columns-repeated="12"/>
          <table:table-cell office:value-type="float" office:value="70" calcext:value-type="float">
            <text:p>70</text:p>
          </table:table-cell>
          <table:table-cell office:value-type="float" office:value="1.4" calcext:value-type="float">
            <text:p>1,4</text:p>
          </table:table-cell>
          <table:table-cell table:formula="of:=SUM([.M36]+[.N36])" office:value-type="float" office:value="71.4" calcext:value-type="float">
            <text:p>71,4</text:p>
          </table:table-cell>
        </table:table-row>
        <table:table-row table:style-name="ro1">
          <table:table-cell table:number-columns-repeated="12"/>
          <table:table-cell office:value-type="float" office:value="72" calcext:value-type="float">
            <text:p>72</text:p>
          </table:table-cell>
          <table:table-cell office:value-type="float" office:value="1.44" calcext:value-type="float">
            <text:p>1,44</text:p>
          </table:table-cell>
          <table:table-cell table:formula="of:=SUM([.M37]+[.N37])" office:value-type="float" office:value="73.44" calcext:value-type="float">
            <text:p>73,44</text:p>
          </table:table-cell>
        </table:table-row>
        <table:table-row table:style-name="ro1">
          <table:table-cell table:number-columns-repeated="12"/>
          <table:table-cell office:value-type="float" office:value="74" calcext:value-type="float">
            <text:p>74</text:p>
          </table:table-cell>
          <table:table-cell office:value-type="float" office:value="1.48" calcext:value-type="float">
            <text:p>1,48</text:p>
          </table:table-cell>
          <table:table-cell table:formula="of:=SUM([.M38]+[.N38])" office:value-type="float" office:value="75.48" calcext:value-type="float">
            <text:p>75,48</text:p>
          </table:table-cell>
        </table:table-row>
        <table:table-row table:style-name="ro1">
          <table:table-cell table:number-columns-repeated="12"/>
          <table:table-cell office:value-type="float" office:value="76" calcext:value-type="float">
            <text:p>76</text:p>
          </table:table-cell>
          <table:table-cell office:value-type="float" office:value="1.52" calcext:value-type="float">
            <text:p>1,52</text:p>
          </table:table-cell>
          <table:table-cell table:formula="of:=SUM([.M39]+[.N39])" office:value-type="float" office:value="77.52" calcext:value-type="float">
            <text:p>77,52</text:p>
          </table:table-cell>
        </table:table-row>
        <table:table-row table:style-name="ro1">
          <table:table-cell table:number-columns-repeated="12"/>
          <table:table-cell office:value-type="float" office:value="78" calcext:value-type="float">
            <text:p>78</text:p>
          </table:table-cell>
          <table:table-cell office:value-type="float" office:value="1.56" calcext:value-type="float">
            <text:p>1,56</text:p>
          </table:table-cell>
          <table:table-cell table:formula="of:=SUM([.M40]+[.N40])" office:value-type="float" office:value="79.56" calcext:value-type="float">
            <text:p>79,56</text:p>
          </table:table-cell>
        </table:table-row>
        <table:table-row table:style-name="ro1">
          <table:table-cell table:number-columns-repeated="12"/>
          <table:table-cell office:value-type="float" office:value="80" calcext:value-type="float">
            <text:p>80</text:p>
          </table:table-cell>
          <table:table-cell office:value-type="float" office:value="1.6" calcext:value-type="float">
            <text:p>1,6</text:p>
          </table:table-cell>
          <table:table-cell table:formula="of:=SUM([.M41]+[.N41])" office:value-type="float" office:value="81.6" calcext:value-type="float">
            <text:p>81,6</text:p>
          </table:table-cell>
        </table:table-row>
        <table:table-row table:style-name="ro1"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1.64" calcext:value-type="float">
            <text:p>1,64</text:p>
          </table:table-cell>
          <table:table-cell table:formula="of:=SUM([.M42]+[.N42])" office:value-type="float" office:value="83.64" calcext:value-type="float">
            <text:p>83,64</text:p>
          </table:table-cell>
        </table:table-row>
        <table:table-row table:style-name="ro1">
          <table:table-cell table:number-columns-repeated="12"/>
          <table:table-cell office:value-type="float" office:value="84" calcext:value-type="float">
            <text:p>84</text:p>
          </table:table-cell>
          <table:table-cell office:value-type="float" office:value="1.68" calcext:value-type="float">
            <text:p>1,68</text:p>
          </table:table-cell>
          <table:table-cell table:formula="of:=SUM([.M43]+[.N43])" office:value-type="float" office:value="85.68" calcext:value-type="float">
            <text:p>85,68</text:p>
          </table:table-cell>
        </table:table-row>
        <table:table-row table:style-name="ro1">
          <table:table-cell table:number-columns-repeated="12"/>
          <table:table-cell office:value-type="float" office:value="86" calcext:value-type="float">
            <text:p>86</text:p>
          </table:table-cell>
          <table:table-cell office:value-type="float" office:value="1.72" calcext:value-type="float">
            <text:p>1,72</text:p>
          </table:table-cell>
          <table:table-cell table:formula="of:=SUM([.M44]+[.N44])" office:value-type="float" office:value="87.72" calcext:value-type="float">
            <text:p>87,72</text:p>
          </table:table-cell>
        </table:table-row>
        <table:table-row table:style-name="ro1">
          <table:table-cell table:number-columns-repeated="12"/>
          <table:table-cell office:value-type="float" office:value="88" calcext:value-type="float">
            <text:p>88</text:p>
          </table:table-cell>
          <table:table-cell office:value-type="float" office:value="1.76" calcext:value-type="float">
            <text:p>1,76</text:p>
          </table:table-cell>
          <table:table-cell table:formula="of:=SUM([.M45]+[.N45])" office:value-type="float" office:value="89.76" calcext:value-type="float">
            <text:p>89,76</text:p>
          </table:table-cell>
        </table:table-row>
        <table:table-row table:style-name="ro1">
          <table:table-cell table:number-columns-repeated="12"/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formula="of:=SUM([.M46]+[.N46])" office:value-type="float" office:value="91.8" calcext:value-type="float">
            <text:p>91,8</text:p>
          </table:table-cell>
        </table:table-row>
        <table:table-row table:style-name="ro1">
          <table:table-cell table:number-columns-repeated="12"/>
          <table:table-cell office:value-type="float" office:value="92" calcext:value-type="float">
            <text:p>92</text:p>
          </table:table-cell>
          <table:table-cell office:value-type="float" office:value="1.84" calcext:value-type="float">
            <text:p>1,84</text:p>
          </table:table-cell>
          <table:table-cell table:formula="of:=SUM([.M47]+[.N47])" office:value-type="float" office:value="93.84" calcext:value-type="float">
            <text:p>93,84</text:p>
          </table:table-cell>
        </table:table-row>
        <table:table-row table:style-name="ro1">
          <table:table-cell table:number-columns-repeated="12"/>
          <table:table-cell office:value-type="float" office:value="94" calcext:value-type="float">
            <text:p>94</text:p>
          </table:table-cell>
          <table:table-cell office:value-type="float" office:value="1.88" calcext:value-type="float">
            <text:p>1,88</text:p>
          </table:table-cell>
          <table:table-cell table:formula="of:=SUM([.M48]+[.N48])" office:value-type="float" office:value="95.88" calcext:value-type="float">
            <text:p>95,88</text:p>
          </table:table-cell>
        </table:table-row>
        <table:table-row table:style-name="ro1">
          <table:table-cell table:number-columns-repeated="12"/>
          <table:table-cell office:value-type="float" office:value="96" calcext:value-type="float">
            <text:p>96</text:p>
          </table:table-cell>
          <table:table-cell office:value-type="float" office:value="1.92" calcext:value-type="float">
            <text:p>1,92</text:p>
          </table:table-cell>
          <table:table-cell table:formula="of:=SUM([.M49]+[.N49])" office:value-type="float" office:value="97.92" calcext:value-type="float">
            <text:p>97,92</text:p>
          </table:table-cell>
        </table:table-row>
        <table:table-row table:style-name="ro1">
          <table:table-cell table:number-columns-repeated="12"/>
          <table:table-cell office:value-type="float" office:value="98" calcext:value-type="float">
            <text:p>98</text:p>
          </table:table-cell>
          <table:table-cell office:value-type="float" office:value="1.96" calcext:value-type="float">
            <text:p>1,96</text:p>
          </table:table-cell>
          <table:table-cell table:formula="of:=SUM([.M50]+[.N50])" office:value-type="float" office:value="99.96" calcext:value-type="float">
            <text:p>99,96</text:p>
          </table:table-cell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SUM([.M51]+[.N51])" office:value-type="float" office:value="102" calcext:value-type="float">
            <text:p>102</text:p>
          </table:table-cell>
        </table:table-row>
        <table:table-row table:style-name="ro1">
          <table:table-cell table:number-columns-repeated="12"/>
          <table:table-cell office:value-type="float" office:value="102" calcext:value-type="float">
            <text:p>102</text:p>
          </table:table-cell>
          <table:table-cell office:value-type="float" office:value="2.04" calcext:value-type="float">
            <text:p>2,04</text:p>
          </table:table-cell>
          <table:table-cell table:formula="of:=SUM([.M52]+[.N52])" office:value-type="float" office:value="104.04" calcext:value-type="float">
            <text:p>104,04</text:p>
          </table:table-cell>
        </table:table-row>
        <table:table-row table:style-name="ro1">
          <table:table-cell table:number-columns-repeated="12"/>
          <table:table-cell office:value-type="float" office:value="104" calcext:value-type="float">
            <text:p>104</text:p>
          </table:table-cell>
          <table:table-cell/>
          <table:table-cell table:formula="of:=SUM([.M53]+[.N53])" office:value-type="float" office:value="104" calcext:value-type="float">
            <text:p>104</text:p>
          </table:table-cell>
        </table:table-row>
        <table:table-row table:style-name="ro1">
          <table:table-cell table:number-columns-repeated="12"/>
          <table:table-cell office:value-type="float" office:value="106" calcext:value-type="float">
            <text:p>106</text:p>
          </table:table-cell>
          <table:table-cell/>
          <table:table-cell table:formula="of:=SUM([.M54]+[.N54])" office:value-type="float" office:value="106" calcext:value-type="float">
            <text:p>106</text:p>
          </table:table-cell>
        </table:table-row>
        <table:table-row table:style-name="ro1" table:number-rows-repeated="104852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9:35:29.767060420</meta:creation-date>
    <dc:date>2019-09-18T16:07:48.169984711</dc:date>
    <meta:editing-duration>PT1H56M56S</meta:editing-duration>
    <meta:editing-cycles>1</meta:editing-cycles>
    <meta:document-statistic meta:table-count="1" meta:cell-count="365" meta:object-count="0"/>
    <meta:generator>LibreOffice/6.2.6.2$Linux_X86_64 LibreOffice_project/20$Build-2</meta:generator>
  </office:meta>
</office:document-meta>
</file>